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FileObject.creat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crea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moveTo(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resolveFile( String name , Name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findFiles( FileSelector selector , boolean depthwise , List 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SynchronizedFileObject( FileObject fil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FileObject.findFiles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is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resolveFil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get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delete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copyFrom( FileObject srcFile ,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FileObject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